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middle" style:cell-protect="protecte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1" table:default-cell-style-name="ce4"/>
        <table:table-column table:style-name="co1" table:default-cell-style-name="ce2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4">
            <text:p>PRECIO</text:p>
          </table:table-cell>
          <table:table-cell office:value-type="string" table:style-name="ce2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280000000000001" table:style-name="ce5">
            <text:p>6,63 €</text:p>
          </table:table-cell>
          <table:table-cell office:value-type="date" office:date-value="2000-10-22T00:00:00" table:style-name="ce3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7690000000002" table:style-name="ce5">
            <text:p>284,58 €</text:p>
          </table:table-cell>
          <table:table-cell office:value-type="date" office:date-value="2002-03-11T00:00:00" table:style-name="ce3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62" table:style-name="ce5">
            <text:p>159,45 €</text:p>
          </table:table-cell>
          <table:table-cell office:value-type="date" office:date-value="2002-05-26T00:00:00" table:style-name="ce3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currency" office:value="93.469399999999993" table:style-name="ce5">
            <text:p>93,47 €</text:p>
          </table:table-cell>
          <table:table-cell office:value-type="date" office:date-value="2000-03-20T00:00:00" table:style-name="ce3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5">
            <text:p>60,00 €</text:p>
          </table:table-cell>
          <table:table-cell office:value-type="date" office:date-value="2000-09-13T00:00:00" table:style-name="ce3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04499999999999" table:style-name="ce5">
            <text:p>30,20 €</text:p>
          </table:table-cell>
          <table:table-cell office:value-type="date" office:date-value="2001-03-23T00:00:00" table:style-name="ce3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356" table:style-name="ce5">
            <text:p>103,34 €</text:p>
          </table:table-cell>
          <table:table-cell office:value-type="date" office:date-value="2000-04-11T00:00:00" table:style-name="ce3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099999999999" table:style-name="ce5">
            <text:p>174,23 €</text:p>
          </table:table-cell>
          <table:table-cell office:value-type="date" office:date-value="2000-01-10T00:00:00" table:style-name="ce3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44" table:style-name="ce5">
            <text:p>442,54 €</text:p>
          </table:table-cell>
          <table:table-cell office:value-type="date" office:date-value="2002-09-24T00:00:00" table:style-name="ce3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2529999999999" table:style-name="ce5">
            <text:p>168,43 €</text:p>
          </table:table-cell>
          <table:table-cell office:value-type="date" office:date-value="2000-02-04T00:00:00" table:style-name="ce3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398599999999998" table:style-name="ce5">
            <text:p>24,40 €</text:p>
          </table:table-cell>
          <table:table-cell office:value-type="date" office:date-value="2001-05-23T00:00:00" table:style-name="ce3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0600000000001" table:style-name="ce5">
            <text:p>67,13 €</text:p>
          </table:table-cell>
          <table:table-cell office:value-type="date" office:date-value="2002-08-11T00:00:00" table:style-name="ce3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766000000001" table:style-name="ce5">
            <text:p>1.505,38 €</text:p>
          </table:table-cell>
          <table:table-cell office:value-type="date" office:date-value="2001-07-03T00:00:00" table:style-name="ce3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1099999999997" table:style-name="ce5">
            <text:p>54,09 €</text:p>
          </table:table-cell>
          <table:table-cell office:value-type="date" office:date-value="2000-06-07T00:00:00" table:style-name="ce3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362000000000002" table:style-name="ce5">
            <text:p>6,74 €</text:p>
          </table:table-cell>
          <table:table-cell office:value-type="date" office:date-value="2000-04-17T00:00:00" table:style-name="ce3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5929999999999" table:style-name="ce5">
            <text:p>105,06 €</text:p>
          </table:table-cell>
          <table:table-cell office:value-type="date" office:date-value="2001-01-04T00:00:00" table:style-name="ce3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currency" office:value="46.734699999999997" table:style-name="ce5">
            <text:p>46,73 €</text:p>
          </table:table-cell>
          <table:table-cell office:value-type="date" office:date-value="2001-02-02T00:00:00" table:style-name="ce3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566" table:style-name="ce5">
            <text:p>101,06 €</text:p>
          </table:table-cell>
          <table:table-cell office:value-type="date" office:date-value="2000-03-18T00:00:00" table:style-name="ce3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2799999999997" table:style-name="ce5">
            <text:p>43,27 €</text:p>
          </table:table-cell>
          <table:table-cell office:value-type="date" office:date-value="2001-01-15T00:00:00" table:style-name="ce3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468" table:style-name="ce5">
            <text:p>19,75 €</text:p>
          </table:table-cell>
          <table:table-cell office:value-type="date" office:date-value="2001-07-02T00:00:00" table:style-name="ce3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395200000000001" table:style-name="ce5">
            <text:p>11,40 €</text:p>
          </table:table-cell>
          <table:table-cell office:value-type="date" office:date-value="2001-09-04T00:00:00" table:style-name="ce3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299999999998" table:style-name="ce5">
            <text:p>522,69 €</text:p>
          </table:table-cell>
          <table:table-cell office:value-type="date" office:date-value="2001-07-10T00:00:00" table:style-name="ce3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currency" office:value="111.64400000000001" table:style-name="ce5">
            <text:p>111,64 €</text:p>
          </table:table-cell>
          <table:table-cell office:value-type="date" office:date-value="2000-11-11T00:00:00" table:style-name="ce3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currency" office:value="75.273099999999999" table:style-name="ce5">
            <text:p>75,27 €</text:p>
          </table:table-cell>
          <table:table-cell office:value-type="date" office:date-value="2001-06-25T00:00:00" table:style-name="ce3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702" table:style-name="ce5">
            <text:p>143,70 €</text:p>
          </table:table-cell>
          <table:table-cell office:value-type="date" office:date-value="2000-11-25T00:00:00" table:style-name="ce3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5">
            <text:p>500.000,00 €</text:p>
          </table:table-cell>
          <table:table-cell office:value-type="date" office:date-value="2002-04-05T00:00:00" table:style-name="ce3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currency" office:value="43.914700000000003" table:style-name="ce5">
            <text:p>43,91 €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36" table:style-name="ce5">
            <text:p>360,07 €</text:p>
          </table:table-cell>
          <table:table-cell office:value-type="date" office:date-value="2001-05-03T00:00:00" table:style-name="ce3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584000000000007" table:style-name="ce5">
            <text:p>9,06 €</text:p>
          </table:table-cell>
          <table:table-cell office:value-type="date" office:date-value="2002-02-20T00:00:00" table:style-name="ce3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5">
            <text:p>57,25 €</text:p>
          </table:table-cell>
          <table:table-cell office:value-type="date" office:date-value="2001-04-15T00:00:00" table:style-name="ce3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currency" office:value="439.1764" table:style-name="ce5">
            <text:p>439,18 €</text:p>
          </table:table-cell>
          <table:table-cell office:value-type="date" office:date-value="2002-01-03T00:00:00" table:style-name="ce3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3399999999998" table:style-name="ce5">
            <text:p>29,04 €</text:p>
          </table:table-cell>
          <table:table-cell office:value-type="date" office:date-value="2000-02-23T00:00:00" table:style-name="ce3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0599999999997" table:style-name="ce5">
            <text:p>39,76 €</text:p>
          </table:table-cell>
          <table:table-cell office:value-type="date" office:date-value="2001-05-27T00:00:00" table:style-name="ce3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69199999999999" table:style-name="ce5">
            <text:p>22,07 €</text:p>
          </table:table-cell>
          <table:table-cell office:value-type="date" office:date-value="2002-08-10T00:00:00" table:style-name="ce3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095000000000001" table:style-name="ce5">
            <text:p>15,10 €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273000000000001" table:style-name="ce5">
            <text:p>4,33 €</text:p>
          </table:table-cell>
          <table:table-cell office:value-type="date" office:date-value="2002-05-12T00:00:00" table:style-name="ce3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5">
            <text:p>270,00 €</text:p>
          </table:table-cell>
          <table:table-cell office:value-type="date" office:date-value="2000-02-14T00:00:00" table:style-name="ce3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04" table:style-name="ce5">
            <text:p>127,77 €</text:p>
          </table:table-cell>
          <table:table-cell office:value-type="date" office:date-value="2002-09-02T00:00:00" table:style-name="ce3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5">
            <text:p>144,00 €</text:p>
          </table:table-cell>
          <table:table-cell office:value-type="date" office:date-value="2002-05-05T00:00:00" table:style-name="ce3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5">
            <text:p>21,60 €</text:p>
          </table:table-cell>
          <table:table-cell office:value-type="date" office:date-value="2002-02-02T00:00:00" table:style-name="ce3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currency-style style:name="N37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Juan</meta:initial-creator>
    <dc:creator>Jaume</dc:creator>
    <meta:creation-date>2015-07-21T10:08:22Z</meta:creation-date>
    <dc:date>2022-06-20T14:26:42Z</dc:date>
  </office:meta>
</office:document-meta>
</file>